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cb8f0" officeooo:paragraph-rsid="001cb8f0"/>
    </style:style>
    <style:style style:name="P2" style:family="paragraph" style:parent-style-name="Text_20_body" style:list-style-name="L1">
      <style:text-properties officeooo:rsid="001cb8f0" officeooo:paragraph-rsid="001cb8f0"/>
    </style:style>
    <style:style style:name="P3" style:family="paragraph" style:parent-style-name="Text_20_body">
      <style:text-properties officeooo:paragraph-rsid="001cb8f0"/>
    </style:style>
    <style:style style:name="P4" style:family="paragraph" style:parent-style-name="Title">
      <style:text-properties officeooo:paragraph-rsid="001cb8f0"/>
    </style:style>
    <style:style style:name="T1" style:family="text">
      <style:text-properties officeooo:rsid="001cb8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OOTSTRAP</text:span></text:p>
      <text:p text:style-name="P3"/>
      <text:list xml:id="list2205069845" text:style-name="L1">
        <text:list-item>
          <text:p text:style-name="P2">Se trata de um framework para desenvolvimento de sites responsivos</text:p>
        </text:list-item>
        <text:list-item>
          <text:p text:style-name="P2">Possui uma vasta biblioteca de componentes que facilita a agilizar o desenvolvimento de páginas web</text:p>
        </text:list-item>
        <text:list-item>
          <text:p text:style-name="P2">É um dos frameworks mais conhecidos e usados para desenvolvimento front-end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7T21:09:27.807000000</dc:date>
    <meta:editing-duration>PT2M49S</meta:editing-duration>
    <meta:editing-cycles>1</meta:editing-cycles>
    <meta:document-statistic meta:table-count="0" meta:image-count="0" meta:object-count="0" meta:page-count="1" meta:paragraph-count="4" meta:word-count="40" meta:character-count="252" meta:non-whitespace-character-count="219"/>
    <meta:generator>LibreOffice/7.1.4.2$Windows_X86_64 LibreOffice_project/a529a4fab45b75fefc5b6226684193eb000654f6</meta:generator>
  </office:meta>
</office:document-meta>
</file>